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6c28" officeooo:paragraph-rsid="001c6c28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6c28" officeooo:paragraph-rsid="001c6c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</text:p>
      <text:p text:style-name="Preformatted_20_Text"><text:s/>BASH SCRIPTING en linux</text:p>
      <text:p text:style-name="Preformatted_20_Text">------------------------------</text:p>
      <text:p text:style-name="Preformatted_20_Text">en linux los ficheros no tienen extensiones, el contenido</text:p>
      <text:p text:style-name="Preformatted_20_Text">se interpreta en funcion de los metadata del fichero.</text:p>
      <text:p text:style-name="Preformatted_20_Text">Los ficheros de tipo script empiezan con estos dos</text:p>
      <text:p text:style-name="Preformatted_20_Text">caracteres:</text:p>
      <text:p text:style-name="Preformatted_20_Text"/>
      <text:p text:style-name="Preformatted_20_Text">#! /bin/bash </text:p>
      <text:p text:style-name="Preformatted_20_Text"><text:s text:c="3"/>---------</text:p>
      <text:p text:style-name="Preformatted_20_Text"><text:s text:c="8"/>\---&gt; ejecutable q va a interpretar los comandos</text:p>
      <text:p text:style-name="Preformatted_20_Text"><text:s text:c="16"/>q aparecen a continuacion, en nuestro caso</text:p>
      <text:p text:style-name="Preformatted_20_Text"><text:s text:c="16"/>bash : la shell de linux q vamos a usar</text:p>
      <text:p text:style-name="Preformatted_20_Text"/>
      <text:p text:style-name="Preformatted_20_Text"/>
      <text:p text:style-name="Preformatted_20_Text">COMENTARIOS</text:p>
      <text:p text:style-name="Preformatted_20_Text">-----------</text:p>
      <text:p text:style-name="Preformatted_20_Text">los comentarios en linux se ponen con el caracter: #</text:p>
      <text:p text:style-name="Preformatted_20_Text">pueden aparecer al principio de una linea o al final</text:p>
      <text:p text:style-name="Preformatted_20_Text"/>
      <text:p text:style-name="Preformatted_20_Text"># ...esta linea esta comentada...</text:p>
      <text:p text:style-name="Preformatted_20_Text"># ...esta linea tb esta comentad...</text:p>
      <text:p text:style-name="Preformatted_20_Text">ps -e -f # comando para mostrar info de procesos</text:p>
      <text:p text:style-name="Preformatted_20_Text"/>
      <text:p text:style-name="Preformatted_20_Text"/>
      <text:p text:style-name="Preformatted_20_Text">si quieres comentar un grupo de lineas tendrias q ir</text:p>
      <text:p text:style-name="Preformatted_20_Text">linea por linea poniendo la # delante; truco:</text:p>
      <text:p text:style-name="Preformatted_20_Text"/>
      <text:p text:style-name="Preformatted_20_Text">: &lt;&lt;delimitador</text:p>
      <text:p text:style-name="Preformatted_20_Text"><text:s text:c="2"/>.....</text:p>
      <text:p text:style-name="Preformatted_20_Text"><text:s text:c="2"/>.....</text:p>
      <text:p text:style-name="Preformatted_20_Text"><text:s text:c="2"/>.....</text:p>
      <text:p text:style-name="Preformatted_20_Text">delimitador</text:p>
      <text:p text:style-name="Preformatted_20_Text"/>
      <text:p text:style-name="Preformatted_20_Text">ej:</text:p>
      <text:p text:style-name="Preformatted_20_Text"/>
      <text:p text:style-name="Preformatted_20_Text">: &lt;&lt;KK</text:p>
      <text:p text:style-name="Preformatted_20_Text"><text:s text:c="4"/>esta es la primera linea de comentario</text:p>
      <text:p text:style-name="Preformatted_20_Text"><text:s text:c="4"/>esta es la segunda linea</text:p>
      <text:p text:style-name="Preformatted_20_Text"><text:s text:c="4"/>ps -e -f </text:p>
      <text:p text:style-name="Preformatted_20_Text"><text:s text:c="5"/>... y otra....</text:p>
      <text:p text:style-name="Preformatted_20_Text">KK</text:p>
      <text:p text:style-name="Preformatted_20_Text"/>
      <text:p text:style-name="Preformatted_20_Text">COMO EJECUTAR UN SCRIPT</text:p>
      <text:p text:style-name="Preformatted_20_Text">-----------------------</text:p>
      <text:p text:style-name="Preformatted_20_Text">para poder ejecutar un script:</text:p>
      <text:p text:style-name="Preformatted_20_Text"/>
      <text:p text:style-name="Preformatted_20_Text">1Âº paso) dar permisos de ejecucion al script, para ello</text:p>
      <text:p text:style-name="Preformatted_20_Text">se usa el comando:</text:p>
      <text:p text:style-name="Preformatted_20_Text"/>
      <text:p text:style-name="Preformatted_20_Text"><text:s text:c="8"/>chmod a+x /ruta/nombre_script</text:p>
      <text:p text:style-name="Preformatted_20_Text"><text:s text:c="14"/>---</text:p>
      <text:p text:style-name="Preformatted_20_Text"><text:s text:c="15"/>\--&gt; a =all-users</text:p>
      <text:p text:style-name="Preformatted_20_Text"><text:s text:c="20"/>+x= + significa aÃ±adir el permiso "x"</text:p>
      <text:p text:style-name="Preformatted_20_Text"><text:s text:c="25"/>de ejecucion</text:p>
      <text:p text:style-name="Preformatted_20_Text"/>
      <text:p text:style-name="Preformatted_20_Text">2Âº paso) para ejecutar un script, te situas en el directorio</text:p>
      <text:p text:style-name="Preformatted_20_Text">donde esta el script:</text:p>
      <text:p text:style-name="Preformatted_20_Text"/>
      <text:p text:style-name="Preformatted_20_Text"><text:s text:c="8"/>./nombre_script</text:p>
      <text:p text:style-name="Preformatted_20_Text"/>
      <text:p text:style-name="Preformatted_20_Text">VARIABLES EN SCRIPTS</text:p>
      <text:p text:style-name="Preformatted_20_Text">--------------------</text:p>
      <text:p text:style-name="Preformatted_20_Text">en bash no existen tipos de variables, simplemente almacenas</text:p>
      <text:p text:style-name="Preformatted_20_Text"><text:soft-page-break/>el valor q quieras en la variable. El inconveniente surge</text:p>
      <text:p text:style-name="Preformatted_20_Text">cuando haces un uso indebido del contenido de la variable</text:p>
      <text:p text:style-name="Preformatted_20_Text">ej: operaciones con strings, ... saltara un error.</text:p>
      <text:p text:style-name="Preformatted_20_Text"/>
      <text:p text:style-name="Preformatted_20_Text"/>
      <text:p text:style-name="Preformatted_20_Text"><text:s/>nombre_variable=valor</text:p>
      <text:p text:style-name="Preformatted_20_Text"/>
      <text:p text:style-name="Preformatted_20_Text">puedo almacenar en variables el resultado de la ejecucion</text:p>
      <text:p text:style-name="Preformatted_20_Text">de un comando o comandos:</text:p>
      <text:p text:style-name="Preformatted_20_Text"/>
      <text:p text:style-name="Preformatted_20_Text"><text:s/>1Âº forma) con comillas invertidas</text:p>
      <text:p text:style-name="Preformatted_20_Text"/>
      <text:p text:style-name="Preformatted_20_Text"><text:s text:c="9"/>nombre_variable=`comando1...`</text:p>
      <text:p text:style-name="Preformatted_20_Text"/>
      <text:p text:style-name="Preformatted_20_Text">o bien,</text:p>
      <text:p text:style-name="Preformatted_20_Text"><text:s/>2Âº forma) usando: $() asi</text:p>
      <text:p text:style-name="Preformatted_20_Text"/>
      <text:p text:style-name="Preformatted_20_Text"><text:s text:c="8"/>nombre_variable=$(comando1....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como recupero el valor de una variable:</text:p>
      <text:p text:style-name="Preformatted_20_Text"/>
      <text:p text:style-name="Preformatted_20_Text"><text:s text:c="2"/>$nombre_variable <text:s text:c="2"/>o <text:s text:c="2"/>${nombre_variable}</text:p>
      <text:p text:style-name="Preformatted_20_Text"/>
      <text:p text:style-name="Preformatted_20_Text"/>
      <text:p text:style-name="Preformatted_20_Text"/>
      <text:p text:style-name="Preformatted_20_Text">para pedir el valor de una variable por teclado:</text:p>
      <text:p text:style-name="Preformatted_20_Text"/>
      <text:p text:style-name="Preformatted_20_Text"><text:s text:c="2"/>read [-opciones] nombre_variable</text:p>
      <text:p text:style-name="Preformatted_20_Text"><text:s text:c="8"/>----------</text:p>
      <text:p text:style-name="Preformatted_20_Text"><text:s text:c="10"/>\--&gt; -p "mensaje prompt"</text:p>
      <text:p text:style-name="Preformatted_20_Text"><text:s text:c="15"/>-s (modo silencioso) no se muestran caract.</text:p>
      <text:p text:style-name="Preformatted_20_Text"><text:s text:c="32"/>q se teclean</text:p>
      <text:p text:style-name="Preformatted_20_Text"><text:s text:c="16"/>-t num_seg <text:s/>limite de tiempo para meter un</text:p>
      <text:p text:style-name="Preformatted_20_Text"><text:s text:c="27"/>valor</text:p>
      <text:p text:style-name="Preformatted_20_Text"><text:s text:c="16"/>-n num_max_caract <text:s/></text:p>
      <text:p text:style-name="Preformatted_20_Text"/>
      <text:p text:style-name="Preformatted_20_Text">CONDICIONALES</text:p>
      <text:p text:style-name="Preformatted_20_Text">-------------</text:p>
      <text:p text:style-name="Preformatted_20_Text"><text:s text:c="2"/>if codigo_salida_comando_ok</text:p>
      <text:p text:style-name="Preformatted_20_Text"><text:s text:c="2"/>then</text:p>
      <text:p text:style-name="Preformatted_20_Text"><text:s text:c="8"/>comando1</text:p>
      <text:p text:style-name="Preformatted_20_Text"><text:s text:c="8"/>comando2</text:p>
      <text:p text:style-name="Preformatted_20_Text"><text:s text:c="8"/>...</text:p>
      <text:p text:style-name="Preformatted_20_Text"><text:s text:c="2"/>elif codigo_salida_comando_ok</text:p>
      <text:p text:style-name="Preformatted_20_Text"><text:s text:c="2"/>then</text:p>
      <text:p text:style-name="Preformatted_20_Text"><text:s text:c="8"/>comando1</text:p>
      <text:p text:style-name="Preformatted_20_Text"><text:s text:c="8"/>comando2</text:p>
      <text:p text:style-name="Preformatted_20_Text"><text:s text:c="8"/>...</text:p>
      <text:p text:style-name="Preformatted_20_Text"><text:s text:c="2"/>else</text:p>
      <text:p text:style-name="Preformatted_20_Text"><text:s text:c="8"/>comando1</text:p>
      <text:p text:style-name="Preformatted_20_Text"><text:s text:c="8"/>comando2</text:p>
      <text:p text:style-name="Preformatted_20_Text"><text:s text:c="8"/>...</text:p>
      <text:p text:style-name="Preformatted_20_Text"><text:s text:c="3"/></text:p>
      <text:p text:style-name="Preformatted_20_Text"><text:s text:c="2"/>fi</text:p>
      <text:p text:style-name="Preformatted_20_Text"/>
      <text:p text:style-name="Preformatted_20_Text"/>
      <text:p text:style-name="P3">expresion shorcut condicional (operador ternario):</text:p>
      <text:p text:style-name="P1">Condicion ? comando_true : comando_false</text:p>
      <text:p text:style-name="P1">en bash:</text:p>
      <text:p text:style-name="P1">comandos_ejecutar &amp;&amp; comandos si ok || comandos si mal es una forma corta</text:p>
      <text:p text:style-name="P1"><text:soft-page-break/></text:p>
      <text:p text:style-name="P1">if comandos_ejecutar </text:p>
      <text:p text:style-name="P1">then</text:p>
      <text:p text:style-name="P1">comandos si ok</text:p>
      <text:p text:style-name="P1">else</text:p>
      <text:p text:style-name="P1">comandos si mal </text:p>
      <text:p text:style-name="P1">fi</text:p>
      <text:p text:style-name="P1"/>
      <text:p text:style-name="P1"/>
      <text:p text:style-name="P1"/>
      <text:p text:style-name="Preformatted_20_Text"/>
      <text:p text:style-name="Preformatted_20_Text">ej:</text:p>
      <text:p text:style-name="Preformatted_20_Text"><text:s text:c="8"/>if cd /home/asldsdffdjdfjkldfjkfdlkj</text:p>
      <text:p text:style-name="Preformatted_20_Text"><text:s text:c="8"/>then</text:p>
      <text:p text:style-name="Preformatted_20_Text"><text:s text:c="16"/>echo "ese directorio existe en /home"</text:p>
      <text:p text:style-name="Preformatted_20_Text"><text:s text:c="8"/>else</text:p>
      <text:p text:style-name="Preformatted_20_Text"><text:s text:c="16"/>echo "ese directorio NO EXISTE!!!!"</text:p>
      <text:p text:style-name="Preformatted_20_Text"><text:s text:c="8"/>fi</text:p>
      <text:p text:style-name="Preformatted_20_Text"/>
      <text:p text:style-name="Preformatted_20_Text"/>
      <text:p text:style-name="Preformatted_20_Text"/>
      <text:p text:style-name="Preformatted_20_Text">ej:</text:p>
      <text:p text:style-name="Preformatted_20_Text"><text:s text:c="8"/>read -p "introduce opcion:_" opcion</text:p>
      <text:p text:style-name="Preformatted_20_Text"><text:s text:c="8"/>if test $opcion -lt 1 -o $opcion -gt 3 </text:p>
      <text:p text:style-name="Preformatted_20_Text"><text:s text:c="8"/>then</text:p>
      <text:p text:style-name="Preformatted_20_Text"><text:s text:c="16"/>echo "opcion incorrecta"</text:p>
      <text:p text:style-name="Preformatted_20_Text"><text:s text:c="16"/>exit 0</text:p>
      <text:p text:style-name="Preformatted_20_Text"><text:s text:c="8"/>elif test $opcion -eq 1 </text:p>
      <text:p text:style-name="Preformatted_20_Text"><text:s text:c="8"/>then</text:p>
      <text:p text:style-name="Preformatted_20_Text"><text:s text:c="16"/>echo "has pulsado opcion 1"</text:p>
      <text:p text:style-name="Preformatted_20_Text"><text:s text:c="8"/>elif test $opcion -eq 2 </text:p>
      <text:p text:style-name="Preformatted_20_Text"><text:s text:c="8"/>then</text:p>
      <text:p text:style-name="Preformatted_20_Text"><text:s text:c="16"/>echo "has pulsado opcion 2"</text:p>
      <text:p text:style-name="Preformatted_20_Text"><text:s text:c="8"/>elif test $opcion -eq 3 </text:p>
      <text:p text:style-name="Preformatted_20_Text"><text:s text:c="8"/>then</text:p>
      <text:p text:style-name="Preformatted_20_Text"><text:s text:c="16"/>echo "has pulsado opcion 3"</text:p>
      <text:p text:style-name="Preformatted_20_Text"><text:s text:c="8"/>fi</text:p>
      <text:p text:style-name="Preformatted_20_Text"/>
      <text:p text:style-name="Preformatted_20_Text">---------------------</text:p>
      <text:p text:style-name="Preformatted_20_Text">case valor_variable_comprobar in</text:p>
      <text:p text:style-name="Preformatted_20_Text"><text:s text:c="2"/>valor1)</text:p>
      <text:p text:style-name="Preformatted_20_Text"><text:s text:c="8"/>comando1</text:p>
      <text:p text:style-name="Preformatted_20_Text"><text:s text:c="8"/>comando2</text:p>
      <text:p text:style-name="Preformatted_20_Text"><text:s text:c="8"/>...</text:p>
      <text:p text:style-name="Preformatted_20_Text"><text:s text:c="13"/>;;</text:p>
      <text:p text:style-name="Preformatted_20_Text"><text:s text:c="2"/>valor2)</text:p>
      <text:p text:style-name="Preformatted_20_Text"><text:s text:c="9"/>comando1</text:p>
      <text:p text:style-name="Preformatted_20_Text"><text:s text:c="9"/>comando2</text:p>
      <text:p text:style-name="Preformatted_20_Text"><text:s text:c="9"/>..</text:p>
      <text:p text:style-name="Preformatted_20_Text"><text:s text:c="13"/>;;</text:p>
      <text:p text:style-name="Preformatted_20_Text"><text:s text:c="2"/>*)</text:p>
      <text:p text:style-name="Preformatted_20_Text"><text:s text:c="8"/>comando1</text:p>
      <text:p text:style-name="Preformatted_20_Text"><text:s text:c="8"/>comando2</text:p>
      <text:p text:style-name="Preformatted_20_Text"><text:s text:c="8"/>...</text:p>
      <text:p text:style-name="Preformatted_20_Text"><text:s text:c="16"/>;;</text:p>
      <text:p text:style-name="Preformatted_20_Text"/>
      <text:p text:style-name="Preformatted_20_Text"/>
      <text:p text:style-name="Preformatted_20_Text">esac</text:p>
      <text:p text:style-name="Preformatted_20_Text"/>
      <text:p text:style-name="Preformatted_20_Text">BUCLES</text:p>
      <text:p text:style-name="Preformatted_20_Text">------</text:p>
      <text:p text:style-name="Preformatted_20_Text">bucles condicionales:</text:p>
      <text:p text:style-name="Preformatted_20_Text"/>
      <text:p text:style-name="Preformatted_20_Text"><text:s text:c="8"/>while codigo_salida_comando_ok</text:p>
      <text:p text:style-name="Preformatted_20_Text"><text:soft-page-break/><text:s text:c="8"/>do </text:p>
      <text:p text:style-name="Preformatted_20_Text"><text:s text:c="16"/>comando1</text:p>
      <text:p text:style-name="Preformatted_20_Text"><text:s text:c="16"/>comando2</text:p>
      <text:p text:style-name="Preformatted_20_Text"><text:s text:c="16"/>...</text:p>
      <text:p text:style-name="Preformatted_20_Text"><text:s text:c="16"/>[break]</text:p>
      <text:p text:style-name="Preformatted_20_Text"><text:s text:c="16"/>[continue]</text:p>
      <text:p text:style-name="Preformatted_20_Text"><text:s text:c="16"/>comandoN</text:p>
      <text:p text:style-name="Preformatted_20_Text"><text:s text:c="16"/>...</text:p>
      <text:p text:style-name="Preformatted_20_Text"><text:s text:c="8"/>done</text:p>
      <text:p text:style-name="Preformatted_20_Text"/>
      <text:p text:style-name="Preformatted_20_Text">ej:</text:p>
      <text:p text:style-name="Preformatted_20_Text"><text:s text:c="8"/>opcion=5</text:p>
      <text:p text:style-name="Preformatted_20_Text"><text:s text:c="8"/>while test $opcion -ne 4</text:p>
      <text:p text:style-name="Preformatted_20_Text"><text:s text:c="8"/>do</text:p>
      <text:p text:style-name="Preformatted_20_Text"><text:s text:c="16"/>clear</text:p>
      <text:p text:style-name="Preformatted_20_Text"><text:s text:c="16"/>echo "1.opcion uno"</text:p>
      <text:p text:style-name="Preformatted_20_Text"><text:s text:c="16"/>echo "2.opcion dos"</text:p>
      <text:p text:style-name="Preformatted_20_Text"><text:s text:c="16"/>echo "3.opcion tres"</text:p>
      <text:p text:style-name="Preformatted_20_Text"><text:s text:c="16"/>echo "4.SALIR"</text:p>
      <text:p text:style-name="Preformatted_20_Text"><text:s text:c="16"/>read -p "opcion:" opcion</text:p>
      <text:p text:style-name="Preformatted_20_Text"><text:s text:c="16"/>case $opcion in</text:p>
      <text:p text:style-name="Preformatted_20_Text"><text:s text:c="24"/>1) ... <text:s/>;;</text:p>
      <text:p text:style-name="Preformatted_20_Text"><text:s text:c="24"/>2) ... <text:s/>;;</text:p>
      <text:p text:style-name="Preformatted_20_Text"><text:s text:c="24"/>3) .... ;;</text:p>
      <text:p text:style-name="Preformatted_20_Text"><text:s text:c="16"/>esac</text:p>
      <text:p text:style-name="Preformatted_20_Text"><text:s text:c="8"/>done</text:p>
      <text:p text:style-name="Preformatted_20_Text"/>
      <text:p text:style-name="Preformatted_20_Text"/>
      <text:p text:style-name="Preformatted_20_Text"><text:s/>- bucles FOR:</text:p>
      <text:p text:style-name="Preformatted_20_Text"><text:s text:c="8"/></text:p>
      <text:p text:style-name="Preformatted_20_Text"><text:s text:c="8"/>for variable in lista_valores</text:p>
      <text:p text:style-name="Preformatted_20_Text"><text:s text:c="8"/>do</text:p>
      <text:p text:style-name="Preformatted_20_Text"><text:s text:c="16"/>comando1</text:p>
      <text:p text:style-name="Preformatted_20_Text"><text:s text:c="16"/>comando2</text:p>
      <text:p text:style-name="Preformatted_20_Text"><text:s text:c="16"/>...</text:p>
      <text:p text:style-name="Preformatted_20_Text"><text:s text:c="16"/>[break]</text:p>
      <text:p text:style-name="Preformatted_20_Text"><text:s text:c="16"/>[continue]</text:p>
      <text:p text:style-name="Preformatted_20_Text"><text:s text:c="16"/>...</text:p>
      <text:p text:style-name="Preformatted_20_Text"><text:s text:c="8"/>done</text:p>
      <text:p text:style-name="Preformatted_20_Text"/>
      <text:p text:style-name="Preformatted_20_Text"><text:s/>ej:</text:p>
      <text:p text:style-name="Preformatted_20_Text"><text:s text:c="8"/>for nombre in Santiago Ivan Pepe Julia</text:p>
      <text:p text:style-name="Preformatted_20_Text"><text:s text:c="8"/>do</text:p>
      <text:p text:style-name="Preformatted_20_Text"><text:s text:c="16"/>echo "la variable nombre vale...$nombre"</text:p>
      <text:p text:style-name="Preformatted_20_Text"><text:s text:c="8"/>done</text:p>
      <text:p text:style-name="Preformatted_20_Text"/>
      <text:p text:style-name="Preformatted_20_Text"><text:s/>ej: la lista de valores la puedo generar en ejecucion </text:p>
      <text:p text:style-name="Preformatted_20_Text"><text:s text:c="2"/>como salida de un comando (siempre q genere listas de valores separadas por un espacio, tabulador o salto de linea)</text:p>
      <text:p text:style-name="Preformatted_20_Text"/>
      <text:p text:style-name="Preformatted_20_Text"><text:s text:c="8"/>for directorio in `ls /home`</text:p>
      <text:p text:style-name="Preformatted_20_Text"><text:s text:c="8"/>do</text:p>
      <text:p text:style-name="Preformatted_20_Text"><text:s text:c="16"/>echo "directorio vale...$directorio"</text:p>
      <text:p text:style-name="Preformatted_20_Text"><text:s text:c="8"/>done</text:p>
      <text:p text:style-name="Preformatted_20_Text"/>
      <text:p text:style-name="Preformatted_20_Text"/>
      <text:p text:style-name="Preformatted_20_Text"/>
      <text:p text:style-name="Preformatted_20_Text">el bucle for normal:</text:p>
      <text:p text:style-name="Preformatted_20_Text"/>
      <text:p text:style-name="Preformatted_20_Text"><text:s text:c="8"/>for (( inicio; condicion; expresion_inc))</text:p>
      <text:p text:style-name="Preformatted_20_Text"><text:s text:c="8"/>do</text:p>
      <text:p text:style-name="Preformatted_20_Text"/>
      <text:p text:style-name="Preformatted_20_Text"><text:s text:c="8"/>done</text:p>
      <text:p text:style-name="Preformatted_20_Text"/>
      <text:p text:style-name="Preformatted_20_Text"><text:soft-page-break/><text:s text:c="2"/>ej:</text:p>
      <text:p text:style-name="Preformatted_20_Text"/>
      <text:p text:style-name="Preformatted_20_Text"><text:s text:c="8"/>for ((a=0; a&lt;=10; a++))</text:p>
      <text:p text:style-name="Preformatted_20_Text"><text:s text:c="8"/>do</text:p>
      <text:p text:style-name="Preformatted_20_Text"><text:s text:c="10"/>echo "el valor de la variable 'a' vale ...$a"</text:p>
      <text:p text:style-name="Preformatted_20_Text"><text:s text:c="8"/>don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9:16:54.051518350</meta:creation-date>
    <dc:date>2020-01-31T19:19:02.055379860</dc:date>
    <meta:editing-duration>PT2M8S</meta:editing-duration>
    <meta:editing-cycles>1</meta:editing-cycles>
    <meta:document-statistic meta:table-count="0" meta:image-count="0" meta:object-count="0" meta:page-count="6" meta:paragraph-count="200" meta:word-count="626" meta:character-count="5200" meta:non-whitespace-character-count="3376"/>
    <meta:generator>LibreOffice/6.1.5.2$Linux_X86_64 LibreOffice_project/10$Build-2</meta:generator>
  </office:meta>
</office:document-meta>
</file>